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1" table:style-name="ta1">
        <table:shapes>
          <draw:frame draw:z-index="0" draw:style-name="gr1" draw:text-style-name="P1" svg:width="15.999cm" svg:height="9.004cm" svg:x="0cm" svg:y="17.026cm">
            <draw:object draw:notify-on-update-of-ranges="Ark1.G3:Ark1.G3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99cm" svg:height="5.365cm" svg:x="25.922cm" svg:y="19.363cm">
            <draw:object draw:notify-on-update-of-ranges="Ark1.K3:Ark1.K3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1.093cm" svg:height="6.242cm" svg:x="14.55cm" svg:y="18.965cm">
            <draw:object draw:notify-on-update-of-ranges="Ark1.O3:Ark1.O3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cm" svg:height="9.005cm" svg:x="43.956cm" svg:y="25.579cm">
            <draw:object draw:notify-on-update-of-ranges="Ark1.S3:Ark1.S3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9.004cm" svg:x="36.431cm" svg:y="17.664cm">
            <draw:object draw:notify-on-update-of-ranges="Ark1.T3:Ark1.T3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Dataset 1</text:p>
          </table:table-cell>
          <table:table-cell office:value-type="string" calcext:value-type="string">
            <text:p>Sweep only one way</text:p>
          </table:table-cell>
          <table:table-cell table:number-columns-repeated="2"/>
          <table:table-cell office:value-type="string" calcext:value-type="string">
            <text:p>Dataset 2</text:p>
          </table:table-cell>
          <table:table-cell office:value-type="string" calcext:value-type="string">
            <text:p>Sweep both ways</text:p>
          </table:table-cell>
          <table:table-cell table:number-columns-repeated="2"/>
          <table:table-cell office:value-type="string" calcext:value-type="string">
            <text:p>Dataset 3</text:p>
          </table:table-cell>
          <table:table-cell office:value-type="string" calcext:value-type="string">
            <text:p>Sweep both ways</text:p>
          </table:table-cell>
          <table:table-cell table:number-columns-repeated="2"/>
          <table:table-cell office:value-type="string" calcext:value-type="string">
            <text:p>Dataset 4</text:p>
          </table:table-cell>
          <table:table-cell office:value-type="string" calcext:value-type="string">
            <text:p>averaging over 3 samples</text:p>
          </table:table-cell>
          <table:table-cell table:number-columns-repeated="2"/>
          <table:table-cell office:value-type="string" calcext:value-type="string">
            <text:p>Dataset 5</text:p>
          </table:table-cell>
          <table:table-cell office:value-type="string" calcext:value-type="string">
            <text:p>sensor constant on and average</text:p>
          </table:table-cell>
          <table:table-cell table:number-columns-repeated="3"/>
          <table:table-cell office:value-type="string" calcext:value-type="string">
            <text:p>Dataset 6</text:p>
          </table:table-cell>
          <table:table-cell office:value-type="string" calcext:value-type="string">
            <text:p>fewer samp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e 1</text:p>
          </table:table-cell>
          <table:table-cell office:value-type="string" calcext:value-type="string">
            <text:p>Bite 2</text:p>
          </table:table-cell>
          <table:table-cell table:number-columns-repeated="2"/>
          <table:table-cell office:value-type="string" calcext:value-type="string">
            <text:p>Bite 1</text:p>
          </table:table-cell>
          <table:table-cell office:value-type="string" calcext:value-type="string">
            <text:p>Bite 2</text:p>
          </table:table-cell>
          <table:table-cell table:number-columns-repeated="2"/>
          <table:table-cell office:value-type="string" calcext:value-type="string">
            <text:p>Bite 1</text:p>
          </table:table-cell>
          <table:table-cell office:value-type="string" calcext:value-type="string">
            <text:p>Bite 2</text:p>
          </table:table-cell>
          <table:table-cell table:number-columns-repeated="2"/>
          <table:table-cell office:value-type="string" calcext:value-type="string">
            <text:p>Bite 1</text:p>
          </table:table-cell>
          <table:table-cell office:value-type="string" calcext:value-type="string">
            <text:p>Bite 2</text:p>
          </table:table-cell>
          <table:table-cell table:number-columns-repeated="2"/>
          <table:table-cell office:value-type="string" calcext:value-type="string">
            <text:p>Bite 1</text:p>
          </table:table-cell>
          <table:table-cell office:value-type="string" calcext:value-type="string">
            <text:p>Bite 2</text:p>
          </table:table-cell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Bite 1</text:p>
          </table:table-cell>
          <table:table-cell office:value-type="string" calcext:value-type="string">
            <text:p>Bite 2</text:p>
          </table:table-cell>
          <table:table-cell/>
          <table:table-cell office:value-type="string" calcext:value-type="string">
            <text:p>lo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A3]*2^8+[.B3]" office:value-type="float" office:value="542" calcext:value-type="float">
            <text:p>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table:formula="of:=[.E3]*2^8+[.F3]" office:value-type="float" office:value="363" calcext:value-type="float">
            <text:p>36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I3]*2^8+[.J3]" office:value-type="float" office:value="358" calcext:value-type="float">
            <text:p>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M3]*2^8+[.N3]" office:value-type="float" office:value="1067" calcext:value-type="float">
            <text:p>10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formula="of:=[.Q3]*2^8+[.R3]" office:value-type="float" office:value="546" calcext:value-type="float">
            <text:p>546</text:p>
          </table:table-cell>
          <table:table-cell table:formula="of:=LOG([.S3])" office:value-type="float" office:value="2.73719264270474" calcext:value-type="float">
            <text:p>2,737192642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table:formula="of:=[.V3]*2^8+[.W3]" office:value-type="float" office:value="25225" calcext:value-type="float">
            <text:p>25225</text:p>
          </table:table-cell>
          <table:table-cell table:formula="of:=LOG([.X3])" office:value-type="float" office:value="4.40183117490895" calcext:value-type="float">
            <text:p>4,4018311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A4]*2^8+[.B4]" office:value-type="float" office:value="542" calcext:value-type="float">
            <text:p>5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formula="of:=[.E4]*2^8+[.F4]" office:value-type="float" office:value="352" calcext:value-type="float">
            <text:p>3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formula="of:=[.I4]*2^8+[.J4]" office:value-type="float" office:value="357" calcext:value-type="float">
            <text:p>3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[.M4]*2^8+[.N4]" office:value-type="float" office:value="1050" calcext:value-type="float">
            <text:p>10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[.Q4]*2^8+[.R4]" office:value-type="float" office:value="536" calcext:value-type="float">
            <text:p>536</text:p>
          </table:table-cell>
          <table:table-cell table:formula="of:=LOG([.S4])" office:value-type="float" office:value="2.72916478969277" calcext:value-type="float">
            <text:p>2,729164789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table:formula="of:=[.V4]*2^8+[.W4]" office:value-type="float" office:value="25225" calcext:value-type="float">
            <text:p>25225</text:p>
          </table:table-cell>
          <table:table-cell table:formula="of:=LOG([.X4])" office:value-type="float" office:value="4.40183117490895" calcext:value-type="float">
            <text:p>4,4018311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A5]*2^8+[.B5]" office:value-type="float" office:value="541" calcext:value-type="float">
            <text:p>5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table:formula="of:=[.E5]*2^8+[.F5]" office:value-type="float" office:value="355" calcext:value-type="float">
            <text:p>3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I5]*2^8+[.J5]" office:value-type="float" office:value="359" calcext:value-type="float">
            <text:p>3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formula="of:=[.M5]*2^8+[.N5]" office:value-type="float" office:value="1057" calcext:value-type="float">
            <text:p>10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formula="of:=[.Q5]*2^8+[.R5]" office:value-type="float" office:value="545" calcext:value-type="float">
            <text:p>545</text:p>
          </table:table-cell>
          <table:table-cell table:formula="of:=LOG([.S5])" office:value-type="float" office:value="2.73639650227664" calcext:value-type="float">
            <text:p>2,736396502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table:formula="of:=[.V5]*2^8+[.W5]" office:value-type="float" office:value="25225" calcext:value-type="float">
            <text:p>25225</text:p>
          </table:table-cell>
          <table:table-cell table:formula="of:=LOG([.X5])" office:value-type="float" office:value="4.40183117490895" calcext:value-type="float">
            <text:p>4,4018311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[.A6]*2^8+[.B6]" office:value-type="float" office:value="559" calcext:value-type="float">
            <text:p>5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table:formula="of:=[.E6]*2^8+[.F6]" office:value-type="float" office:value="322" calcext:value-type="float">
            <text:p>3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I6]*2^8+[.J6]" office:value-type="float" office:value="356" calcext:value-type="float">
            <text:p>3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M6]*2^8+[.N6]" office:value-type="float" office:value="1060" calcext:value-type="float">
            <text:p>10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Q6]*2^8+[.R6]" office:value-type="float" office:value="632" calcext:value-type="float">
            <text:p>632</text:p>
          </table:table-cell>
          <table:table-cell table:formula="of:=LOG([.S6])" office:value-type="float" office:value="2.80071707828238" calcext:value-type="float">
            <text:p>2,800717078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37" calcext:value-type="float">
            <text:p>137</text:p>
          </table:table-cell>
          <table:table-cell table:formula="of:=[.V6]*2^8+[.W6]" office:value-type="float" office:value="25225" calcext:value-type="float">
            <text:p>25225</text:p>
          </table:table-cell>
          <table:table-cell table:formula="of:=LOG([.X6])" office:value-type="float" office:value="4.40183117490895" calcext:value-type="float">
            <text:p>4,40183117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table:formula="of:=[.A7]*2^8+[.B7]" office:value-type="float" office:value="555" calcext:value-type="float">
            <text:p>55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7]*2^8+[.F7]" office:value-type="float" office:value="356" calcext:value-type="float">
            <text:p>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formula="of:=[.I7]*2^8+[.J7]" office:value-type="float" office:value="364" calcext:value-type="float">
            <text:p>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M7]*2^8+[.N7]" office:value-type="float" office:value="1067" calcext:value-type="float">
            <text:p>10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table:formula="of:=[.Q7]*2^8+[.R7]" office:value-type="float" office:value="948" calcext:value-type="float">
            <text:p>948</text:p>
          </table:table-cell>
          <table:table-cell table:formula="of:=LOG([.S7])" office:value-type="float" office:value="2.97680833733807" calcext:value-type="float">
            <text:p>2,9768083373</text:p>
          </table:table-cell>
          <table:table-cell table:number-columns-repeated="3"/>
          <table:table-cell table:formula="of:=[.V7]*2^8+[.W7]" office:value-type="float" office:value="0" calcext:value-type="float">
            <text:p>0</text:p>
          </table:table-cell>
          <table:table-cell table:formula="of:=LOG([.X7])" office:value-type="string" office:string-value="" calcext:value-type="error">
            <text:p>Fejl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8]*2^8+[.B8]" office:value-type="float" office:value="511" calcext:value-type="float">
            <text:p>5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[.E8]*2^8+[.F8]" office:value-type="float" office:value="342" calcext:value-type="float">
            <text:p>3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I8]*2^8+[.J8]" office:value-type="float" office:value="356" calcext:value-type="float">
            <text:p>3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6" calcext:value-type="float">
            <text:p>196</text:p>
          </table:table-cell>
          <table:table-cell table:formula="of:=[.M8]*2^8+[.N8]" office:value-type="float" office:value="964" calcext:value-type="float">
            <text:p>9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Q8]*2^8+[.R8]" office:value-type="float" office:value="782" calcext:value-type="float">
            <text:p>782</text:p>
          </table:table-cell>
          <table:table-cell table:formula="of:=LOG([.S8])" office:value-type="float" office:value="2.89320675305985" calcext:value-type="float">
            <text:p>2,8932067531</text:p>
          </table:table-cell>
          <table:table-cell table:number-columns-repeated="3"/>
          <table:table-cell table:formula="of:=[.V8]*2^8+[.W8]" office:value-type="float" office:value="0" calcext:value-type="float">
            <text:p>0</text:p>
          </table:table-cell>
          <table:table-cell table:formula="of:=LOG([.X8])" office:value-type="string" office:string-value="" calcext:value-type="error">
            <text:p>Fejl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table:formula="of:=[.A9]*2^8+[.B9]" office:value-type="float" office:value="511" calcext:value-type="float">
            <text:p>5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table:formula="of:=[.E9]*2^8+[.F9]" office:value-type="float" office:value="340" calcext:value-type="float">
            <text:p>34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table:formula="of:=[.I9]*2^8+[.J9]" office:value-type="float" office:value="324" calcext:value-type="float">
            <text:p>32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table:formula="of:=[.M9]*2^8+[.N9]" office:value-type="float" office:value="1123" calcext:value-type="float">
            <text:p>112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formula="of:=[.Q9]*2^8+[.R9]" office:value-type="float" office:value="815" calcext:value-type="float">
            <text:p>815</text:p>
          </table:table-cell>
          <table:table-cell table:formula="of:=LOG([.S9])" office:value-type="float" office:value="2.91115760873998" calcext:value-type="float">
            <text:p>2,9111576087</text:p>
          </table:table-cell>
          <table:table-cell table:number-columns-repeated="3"/>
          <table:table-cell table:formula="of:=[.V9]*2^8+[.W9]" office:value-type="float" office:value="0" calcext:value-type="float">
            <text:p>0</text:p>
          </table:table-cell>
          <table:table-cell table:formula="of:=LOG([.X9])" office:value-type="string" office:string-value="" calcext:value-type="error">
            <text:p>Fejl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A10]*2^8+[.B10]" office:value-type="float" office:value="476" calcext:value-type="float">
            <text:p>4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E10]*2^8+[.F10]" office:value-type="float" office:value="315" calcext:value-type="float">
            <text:p>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formula="of:=[.I10]*2^8+[.J10]" office:value-type="float" office:value="319" calcext:value-type="float">
            <text:p>31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8" calcext:value-type="float">
            <text:p>108</text:p>
          </table:table-cell>
          <table:table-cell table:formula="of:=[.M10]*2^8+[.N10]" office:value-type="float" office:value="1132" calcext:value-type="float">
            <text:p>113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formula="of:=[.Q10]*2^8+[.R10]" office:value-type="float" office:value="691" calcext:value-type="float">
            <text:p>691</text:p>
          </table:table-cell>
          <table:table-cell table:formula="of:=LOG([.S10])" office:value-type="float" office:value="2.8394780473742" calcext:value-type="float">
            <text:p>2,8394780474</text:p>
          </table:table-cell>
          <table:table-cell table:number-columns-repeated="3"/>
          <table:table-cell table:formula="of:=[.V10]*2^8+[.W10]" office:value-type="float" office:value="0" calcext:value-type="float">
            <text:p>0</text:p>
          </table:table-cell>
          <table:table-cell table:formula="of:=LOG([.X10])" office:value-type="string" office:string-value="" calcext:value-type="error">
            <text:p>Fejl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[.A11]*2^8+[.B11]" office:value-type="float" office:value="476" calcext:value-type="float">
            <text:p>47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E11]*2^8+[.F11]" office:value-type="float" office:value="304" calcext:value-type="float">
            <text:p>3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table:formula="of:=[.I11]*2^8+[.J11]" office:value-type="float" office:value="387" calcext:value-type="float">
            <text:p>3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8" calcext:value-type="float">
            <text:p>248</text:p>
          </table:table-cell>
          <table:table-cell table:formula="of:=[.M11]*2^8+[.N11]" office:value-type="float" office:value="3320" calcext:value-type="float">
            <text:p>33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table:formula="of:=[.Q11]*2^8+[.R11]" office:value-type="float" office:value="727" calcext:value-type="float">
            <text:p>727</text:p>
          </table:table-cell>
          <table:table-cell table:formula="of:=LOG([.S11])" office:value-type="float" office:value="2.86153441085904" calcext:value-type="float">
            <text:p>2,8615344109</text:p>
          </table:table-cell>
          <table:table-cell table:number-columns-repeated="3"/>
          <table:table-cell table:formula="of:=[.V11]*2^8+[.W11]" office:value-type="float" office:value="0" calcext:value-type="float">
            <text:p>0</text:p>
          </table:table-cell>
          <table:table-cell table:formula="of:=LOG([.X11])" office:value-type="string" office:string-value="" calcext:value-type="error">
            <text:p>Fejl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table:formula="of:=[.A12]*2^8+[.B12]" office:value-type="float" office:value="415" calcext:value-type="float">
            <text:p>4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E12]*2^8+[.F12]" office:value-type="float" office:value="557" calcext:value-type="float">
            <text:p>5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formula="of:=[.I12]*2^8+[.J12]" office:value-type="float" office:value="1076" calcext:value-type="float">
            <text:p>107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12]*2^8+[.N1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table:formula="of:=[.Q12]*2^8+[.R12]" office:value-type="float" office:value="737" calcext:value-type="float">
            <text:p>737</text:p>
          </table:table-cell>
          <table:table-cell table:formula="of:=LOG([.S12])" office:value-type="float" office:value="2.86746748785905" calcext:value-type="float">
            <text:p>2,8674674879</text:p>
          </table:table-cell>
          <table:table-cell table:number-columns-repeated="3"/>
          <table:table-cell table:formula="of:=[.V12]*2^8+[.W12]" office:value-type="float" office:value="0" calcext:value-type="float">
            <text:p>0</text:p>
          </table:table-cell>
          <table:table-cell table:formula="of:=LOG([.X12])" office:value-type="string" office:string-value="" calcext:value-type="error">
            <text:p>Fejl:5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table:formula="of:=[.A13]*2^8+[.B13]" office:value-type="float" office:value="402" calcext:value-type="float">
            <text:p>4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E13]*2^8+[.F13]" office:value-type="float" office:value="557" calcext:value-type="float">
            <text:p>55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[.I13]*2^8+[.J13]" office:value-type="float" office:value="1070" calcext:value-type="float">
            <text:p>107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13]*2^8+[.N13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formula="of:=[.Q13]*2^8+[.R13]" office:value-type="float" office:value="631" calcext:value-type="float">
            <text:p>631</text:p>
          </table:table-cell>
          <table:table-cell table:formula="of:=LOG([.S13])" office:value-type="float" office:value="2.80002935924413" calcext:value-type="float">
            <text:p>2,8000293592</text:p>
          </table:table-cell>
          <table:table-cell table:number-columns-repeated="3"/>
          <table:table-cell table:formula="of:=[.V13]*2^8+[.W13]" office:value-type="float" office:value="0" calcext:value-type="float">
            <text:p>0</text:p>
          </table:table-cell>
          <table:table-cell table:formula="of:=LOG([.X13])" office:value-type="string" office:string-value="" calcext:value-type="error">
            <text:p>Fejl:5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formula="of:=[.A14]*2^8+[.B14]" office:value-type="float" office:value="809" calcext:value-type="float">
            <text:p>8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table:formula="of:=[.E14]*2^8+[.F14]" office:value-type="float" office:value="690" calcext:value-type="float">
            <text:p>6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14]*2^8+[.J14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7" calcext:value-type="float">
            <text:p>177</text:p>
          </table:table-cell>
          <table:table-cell table:formula="of:=[.M14]*2^8+[.N14]" office:value-type="float" office:value="689" calcext:value-type="float">
            <text:p>6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Q14]*2^8+[.R14]" office:value-type="float" office:value="0" calcext:value-type="float">
            <text:p>0</text:p>
          </table:table-cell>
          <table:table-cell table:formula="of:=LOG([.S14])" office:value-type="string" office:string-value="" calcext:value-type="error">
            <text:p>Fejl:502</text:p>
          </table:table-cell>
          <table:table-cell table:number-columns-repeated="3"/>
          <table:table-cell table:formula="of:=[.V14]*2^8+[.W14]" office:value-type="float" office:value="0" calcext:value-type="float">
            <text:p>0</text:p>
          </table:table-cell>
          <table:table-cell table:formula="of:=LOG([.X14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5]*2^8+[.B15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5]*2^8+[.F15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15]*2^8+[.J15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15]*2^8+[.N15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Q15]*2^8+[.R15]" office:value-type="float" office:value="0" calcext:value-type="float">
            <text:p>0</text:p>
          </table:table-cell>
          <table:table-cell table:formula="of:=LOG([.S15])" office:value-type="string" office:string-value="" calcext:value-type="error">
            <text:p>Fejl:502</text:p>
          </table:table-cell>
          <table:table-cell table:number-columns-repeated="3"/>
          <table:table-cell table:formula="of:=[.V15]*2^8+[.W15]" office:value-type="float" office:value="0" calcext:value-type="float">
            <text:p>0</text:p>
          </table:table-cell>
          <table:table-cell table:formula="of:=LOG([.X15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6]*2^8+[.B16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E16]*2^8+[.F1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[.I16]*2^8+[.J16]" office:value-type="float" office:value="389" calcext:value-type="float">
            <text:p>38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16]*2^8+[.N16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table:formula="of:=[.Q16]*2^8+[.R16]" office:value-type="float" office:value="446" calcext:value-type="float">
            <text:p>446</text:p>
          </table:table-cell>
          <table:table-cell table:formula="of:=LOG([.S16])" office:value-type="float" office:value="2.64933485871214" calcext:value-type="float">
            <text:p>2,6493348587</text:p>
          </table:table-cell>
          <table:table-cell table:number-columns-repeated="3"/>
          <table:table-cell table:formula="of:=[.V16]*2^8+[.W16]" office:value-type="float" office:value="0" calcext:value-type="float">
            <text:p>0</text:p>
          </table:table-cell>
          <table:table-cell table:formula="of:=LOG([.X16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7]*2^8+[.B17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formula="of:=[.E17]*2^8+[.F17]" office:value-type="float" office:value="660" calcext:value-type="float">
            <text:p>66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table:formula="of:=[.I17]*2^8+[.J17]" office:value-type="float" office:value="390" calcext:value-type="float">
            <text:p>39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17]*2^8+[.N17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table:formula="of:=[.Q17]*2^8+[.R17]" office:value-type="float" office:value="691" calcext:value-type="float">
            <text:p>691</text:p>
          </table:table-cell>
          <table:table-cell table:formula="of:=LOG([.S17])" office:value-type="float" office:value="2.8394780473742" calcext:value-type="float">
            <text:p>2,8394780474</text:p>
          </table:table-cell>
          <table:table-cell table:number-columns-repeated="3"/>
          <table:table-cell table:formula="of:=[.V17]*2^8+[.W17]" office:value-type="float" office:value="0" calcext:value-type="float">
            <text:p>0</text:p>
          </table:table-cell>
          <table:table-cell table:formula="of:=LOG([.X17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18]*2^8+[.B1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formula="of:=[.E18]*2^8+[.F18]" office:value-type="float" office:value="653" calcext:value-type="float">
            <text:p>65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18]*2^8+[.J18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18]*2^8+[.N1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8" calcext:value-type="float">
            <text:p>238</text:p>
          </table:table-cell>
          <table:table-cell table:formula="of:=[.Q18]*2^8+[.R18]" office:value-type="float" office:value="750" calcext:value-type="float">
            <text:p>750</text:p>
          </table:table-cell>
          <table:table-cell table:formula="of:=LOG([.S18])" office:value-type="float" office:value="2.8750612633917" calcext:value-type="float">
            <text:p>2,8750612634</text:p>
          </table:table-cell>
          <table:table-cell table:number-columns-repeated="3"/>
          <table:table-cell table:formula="of:=[.V18]*2^8+[.W18]" office:value-type="float" office:value="0" calcext:value-type="float">
            <text:p>0</text:p>
          </table:table-cell>
          <table:table-cell table:formula="of:=LOG([.X18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formula="of:=[.E19]*2^8+[.F19]" office:value-type="float" office:value="364" calcext:value-type="float">
            <text:p>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I19]*2^8+[.J19]" office:value-type="float" office:value="358" calcext:value-type="float">
            <text:p>35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M19]*2^8+[.N19]" office:value-type="float" office:value="1069" calcext:value-type="float">
            <text:p>106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formula="of:=[.Q19]*2^8+[.R19]" office:value-type="float" office:value="192" calcext:value-type="float">
            <text:p>192</text:p>
          </table:table-cell>
          <table:table-cell table:formula="of:=LOG([.S19])" office:value-type="float" office:value="2.28330122870355" calcext:value-type="float">
            <text:p>2,2833012287</text:p>
          </table:table-cell>
          <table:table-cell table:number-columns-repeated="3"/>
          <table:table-cell table:formula="of:=[.V19]*2^8+[.W19]" office:value-type="float" office:value="0" calcext:value-type="float">
            <text:p>0</text:p>
          </table:table-cell>
          <table:table-cell table:formula="of:=LOG([.X19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0]*2^8+[.F20]" office:value-type="float" office:value="356" calcext:value-type="float">
            <text:p>3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table:formula="of:=[.I20]*2^8+[.J20]" office:value-type="float" office:value="354" calcext:value-type="float">
            <text:p>35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[.M20]*2^8+[.N20]" office:value-type="float" office:value="1067" calcext:value-type="float">
            <text:p>106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table:formula="of:=[.Q20]*2^8+[.R20]" office:value-type="float" office:value="245" calcext:value-type="float">
            <text:p>245</text:p>
          </table:table-cell>
          <table:table-cell table:formula="of:=LOG([.S20])" office:value-type="float" office:value="2.38916608436453" calcext:value-type="float">
            <text:p>2,3891660844</text:p>
          </table:table-cell>
          <table:table-cell table:number-columns-repeated="3"/>
          <table:table-cell table:formula="of:=[.V20]*2^8+[.W20]" office:value-type="float" office:value="0" calcext:value-type="float">
            <text:p>0</text:p>
          </table:table-cell>
          <table:table-cell table:formula="of:=LOG([.X20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table:formula="of:=[.E21]*2^8+[.F21]" office:value-type="float" office:value="367" calcext:value-type="float">
            <text:p>3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table:formula="of:=[.I21]*2^8+[.J21]" office:value-type="float" office:value="342" calcext:value-type="float">
            <text:p>3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6" calcext:value-type="float">
            <text:p>246</text:p>
          </table:table-cell>
          <table:table-cell table:formula="of:=[.M21]*2^8+[.N21]" office:value-type="float" office:value="1014" calcext:value-type="float">
            <text:p>10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Q21]*2^8+[.R21]" office:value-type="float" office:value="547" calcext:value-type="float">
            <text:p>547</text:p>
          </table:table-cell>
          <table:table-cell table:formula="of:=LOG([.S21])" office:value-type="float" office:value="2.73798732633343" calcext:value-type="float">
            <text:p>2,7379873263</text:p>
          </table:table-cell>
          <table:table-cell table:number-columns-repeated="3"/>
          <table:table-cell table:formula="of:=[.V21]*2^8+[.W21]" office:value-type="float" office:value="0" calcext:value-type="float">
            <text:p>0</text:p>
          </table:table-cell>
          <table:table-cell table:formula="of:=LOG([.X21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table:formula="of:=[.E22]*2^8+[.F22]" office:value-type="float" office:value="351" calcext:value-type="float">
            <text:p>3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I22]*2^8+[.J22]" office:value-type="float" office:value="335" calcext:value-type="float">
            <text:p>33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M22]*2^8+[.N22]" office:value-type="float" office:value="1034" calcext:value-type="float">
            <text:p>10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table:formula="of:=[.Q22]*2^8+[.R22]" office:value-type="float" office:value="646" calcext:value-type="float">
            <text:p>646</text:p>
          </table:table-cell>
          <table:table-cell table:formula="of:=LOG([.S22])" office:value-type="float" office:value="2.81023251799508" calcext:value-type="float">
            <text:p>2,810232518</text:p>
          </table:table-cell>
          <table:table-cell table:number-columns-repeated="3"/>
          <table:table-cell table:formula="of:=[.V22]*2^8+[.W22]" office:value-type="float" office:value="0" calcext:value-type="float">
            <text:p>0</text:p>
          </table:table-cell>
          <table:table-cell table:formula="of:=LOG([.X22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E23]*2^8+[.F23]" office:value-type="float" office:value="338" calcext:value-type="float">
            <text:p>3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[.I23]*2^8+[.J23]" office:value-type="float" office:value="339" calcext:value-type="float">
            <text:p>3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table:formula="of:=[.M23]*2^8+[.N23]" office:value-type="float" office:value="925" calcext:value-type="float">
            <text:p>92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table:formula="of:=[.Q23]*2^8+[.R23]" office:value-type="float" office:value="638" calcext:value-type="float">
            <text:p>638</text:p>
          </table:table-cell>
          <table:table-cell table:formula="of:=LOG([.S23])" office:value-type="float" office:value="2.80482067872116" calcext:value-type="float">
            <text:p>2,8048206787</text:p>
          </table:table-cell>
          <table:table-cell table:number-columns-repeated="3"/>
          <table:table-cell table:formula="of:=[.V23]*2^8+[.W23]" office:value-type="float" office:value="0" calcext:value-type="float">
            <text:p>0</text:p>
          </table:table-cell>
          <table:table-cell table:formula="of:=LOG([.X23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table:formula="of:=[.E24]*2^8+[.F24]" office:value-type="float" office:value="315" calcext:value-type="float">
            <text:p>3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I24]*2^8+[.J24]" office:value-type="float" office:value="310" calcext:value-type="float">
            <text:p>31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M24]*2^8+[.N24]" office:value-type="float" office:value="918" calcext:value-type="float">
            <text:p>9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table:formula="of:=[.Q24]*2^8+[.R24]" office:value-type="float" office:value="739" calcext:value-type="float">
            <text:p>739</text:p>
          </table:table-cell>
          <table:table-cell table:formula="of:=LOG([.S24])" office:value-type="float" office:value="2.86864443839483" calcext:value-type="float">
            <text:p>2,8686444384</text:p>
          </table:table-cell>
          <table:table-cell table:number-columns-repeated="3"/>
          <table:table-cell table:formula="of:=[.V24]*2^8+[.W24]" office:value-type="float" office:value="0" calcext:value-type="float">
            <text:p>0</text:p>
          </table:table-cell>
          <table:table-cell table:formula="of:=LOG([.X24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5]*2^8+[.F25]" office:value-type="float" office:value="306" calcext:value-type="float">
            <text:p>30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formula="of:=[.I25]*2^8+[.J25]" office:value-type="float" office:value="304" calcext:value-type="float">
            <text:p>30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table:formula="of:=[.M25]*2^8+[.N25]" office:value-type="float" office:value="1016" calcext:value-type="float">
            <text:p>10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table:formula="of:=[.Q25]*2^8+[.R25]" office:value-type="float" office:value="751" calcext:value-type="float">
            <text:p>751</text:p>
          </table:table-cell>
          <table:table-cell table:formula="of:=LOG([.S25])" office:value-type="float" office:value="2.87563993700417" calcext:value-type="float">
            <text:p>2,875639937</text:p>
          </table:table-cell>
          <table:table-cell table:number-columns-repeated="3"/>
          <table:table-cell table:formula="of:=[.V25]*2^8+[.W25]" office:value-type="float" office:value="0" calcext:value-type="float">
            <text:p>0</text:p>
          </table:table-cell>
          <table:table-cell table:formula="of:=LOG([.X25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26]*2^8+[.F26]" office:value-type="float" office:value="293" calcext:value-type="float">
            <text:p>2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table:formula="of:=[.I26]*2^8+[.J26]" office:value-type="float" office:value="307" calcext:value-type="float">
            <text:p>30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formula="of:=[.M26]*2^8+[.N26]" office:value-type="float" office:value="91" calcext:value-type="float">
            <text:p>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table:formula="of:=[.Q26]*2^8+[.R26]" office:value-type="float" office:value="732" calcext:value-type="float">
            <text:p>732</text:p>
          </table:table-cell>
          <table:table-cell table:formula="of:=LOG([.S26])" office:value-type="float" office:value="2.86451108105839" calcext:value-type="float">
            <text:p>2,8645110811</text:p>
          </table:table-cell>
          <table:table-cell table:number-columns-repeated="3"/>
          <table:table-cell table:formula="of:=[.V26]*2^8+[.W26]" office:value-type="float" office:value="0" calcext:value-type="float">
            <text:p>0</text:p>
          </table:table-cell>
          <table:table-cell table:formula="of:=LOG([.X26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27]*2^8+[.F27]" office:value-type="float" office:value="287" calcext:value-type="float">
            <text:p>2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formula="of:=[.I27]*2^8+[.J27]" office:value-type="float" office:value="329" calcext:value-type="float">
            <text:p>32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table:formula="of:=[.M27]*2^8+[.N27]" office:value-type="float" office:value="1875" calcext:value-type="float">
            <text:p>187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table:formula="of:=[.Q27]*2^8+[.R27]" office:value-type="float" office:value="740" calcext:value-type="float">
            <text:p>740</text:p>
          </table:table-cell>
          <table:table-cell table:formula="of:=LOG([.S27])" office:value-type="float" office:value="2.86923171973098" calcext:value-type="float">
            <text:p>2,8692317197</text:p>
          </table:table-cell>
          <table:table-cell table:number-columns-repeated="3"/>
          <table:table-cell table:formula="of:=[.V27]*2^8+[.W27]" office:value-type="float" office:value="0" calcext:value-type="float">
            <text:p>0</text:p>
          </table:table-cell>
          <table:table-cell table:formula="of:=LOG([.X27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table:formula="of:=[.E28]*2^8+[.F28]" office:value-type="float" office:value="234" calcext:value-type="float">
            <text:p>23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formula="of:=[.I28]*2^8+[.J28]" office:value-type="float" office:value="151" calcext:value-type="float">
            <text:p>1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table:formula="of:=[.M28]*2^8+[.N28]" office:value-type="float" office:value="1873" calcext:value-type="float">
            <text:p>18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7" calcext:value-type="float">
            <text:p>157</text:p>
          </table:table-cell>
          <table:table-cell table:formula="of:=[.Q28]*2^8+[.R28]" office:value-type="float" office:value="1181" calcext:value-type="float">
            <text:p>1181</text:p>
          </table:table-cell>
          <table:table-cell table:formula="of:=LOG([.S28])" office:value-type="float" office:value="3.07224989761351" calcext:value-type="float">
            <text:p>3,0722498976</text:p>
          </table:table-cell>
          <table:table-cell table:number-columns-repeated="3"/>
          <table:table-cell table:formula="of:=[.V28]*2^8+[.W28]" office:value-type="float" office:value="0" calcext:value-type="float">
            <text:p>0</text:p>
          </table:table-cell>
          <table:table-cell table:formula="of:=LOG([.X28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formula="of:=[.E29]*2^8+[.F29]" office:value-type="float" office:value="226" calcext:value-type="float">
            <text:p>2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formula="of:=[.I29]*2^8+[.J29]" office:value-type="float" office:value="149" calcext:value-type="float">
            <text:p>1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[.M29]*2^8+[.N29]" office:value-type="float" office:value="294" calcext:value-type="float">
            <text:p>29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" calcext:value-type="float">
            <text:p>138</text:p>
          </table:table-cell>
          <table:table-cell table:formula="of:=[.Q29]*2^8+[.R29]" office:value-type="float" office:value="650" calcext:value-type="float">
            <text:p>650</text:p>
          </table:table-cell>
          <table:table-cell table:formula="of:=LOG([.S29])" office:value-type="float" office:value="2.81291335664286" calcext:value-type="float">
            <text:p>2,8129133566</text:p>
          </table:table-cell>
          <table:table-cell table:number-columns-repeated="3"/>
          <table:table-cell table:formula="of:=[.V29]*2^8+[.W29]" office:value-type="float" office:value="0" calcext:value-type="float">
            <text:p>0</text:p>
          </table:table-cell>
          <table:table-cell table:formula="of:=LOG([.X29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72" calcext:value-type="float">
            <text:p>172</text:p>
          </table:table-cell>
          <table:table-cell table:formula="of:=[.E30]*2^8+[.F30]" office:value-type="float" office:value="940" calcext:value-type="float">
            <text:p>94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I30]*2^8+[.J30]" office:value-type="float" office:value="572" calcext:value-type="float">
            <text:p>57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formula="of:=[.M30]*2^8+[.N30]"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table:formula="of:=[.Q30]*2^8+[.R30]" office:value-type="float" office:value="642" calcext:value-type="float">
            <text:p>642</text:p>
          </table:table-cell>
          <table:table-cell table:formula="of:=LOG([.S30])" office:value-type="float" office:value="2.80753502806885" calcext:value-type="float">
            <text:p>2,8075350281</text:p>
          </table:table-cell>
          <table:table-cell table:number-columns-repeated="3"/>
          <table:table-cell table:formula="of:=[.V30]*2^8+[.W30]" office:value-type="float" office:value="0" calcext:value-type="float">
            <text:p>0</text:p>
          </table:table-cell>
          <table:table-cell table:formula="of:=LOG([.X30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table:formula="of:=[.E31]*2^8+[.F31]" office:value-type="float" office:value="941" calcext:value-type="float">
            <text:p>9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formula="of:=[.I31]*2^8+[.J31]" office:value-type="float" office:value="575" calcext:value-type="float">
            <text:p>57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formula="of:=[.M31]*2^8+[.N31]"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table:formula="of:=[.Q31]*2^8+[.R31]" office:value-type="float" office:value="444" calcext:value-type="float">
            <text:p>444</text:p>
          </table:table-cell>
          <table:table-cell table:formula="of:=LOG([.S31])" office:value-type="float" office:value="2.64738297011462" calcext:value-type="float">
            <text:p>2,6473829701</text:p>
          </table:table-cell>
          <table:table-cell table:number-columns-repeated="3"/>
          <table:table-cell table:formula="of:=[.V31]*2^8+[.W31]" office:value-type="float" office:value="0" calcext:value-type="float">
            <text:p>0</text:p>
          </table:table-cell>
          <table:table-cell table:formula="of:=LOG([.X31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E32]*2^8+[.F32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32]*2^8+[.J32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32]*2^8+[.N32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formula="of:=[.Q32]*2^8+[.R32]" office:value-type="float" office:value="817" calcext:value-type="float">
            <text:p>817</text:p>
          </table:table-cell>
          <table:table-cell table:formula="of:=LOG([.S32])" office:value-type="float" office:value="2.91222205653242" calcext:value-type="float">
            <text:p>2,9122220565</text:p>
          </table:table-cell>
          <table:table-cell table:number-columns-repeated="3"/>
          <table:table-cell table:formula="of:=[.V32]*2^8+[.W32]" office:value-type="float" office:value="0" calcext:value-type="float">
            <text:p>0</text:p>
          </table:table-cell>
          <table:table-cell table:formula="of:=LOG([.X32])" office:value-type="string" office:string-value="" calcext:value-type="error">
            <text:p>Fejl:502</text:p>
          </table:table-cell>
        </table:table-row>
        <table:table-row table:style-name="ro1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formula="of:=[.E33]*2^8+[.F33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I33]*2^8+[.J33]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formula="of:=[.M33]*2^8+[.N33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table:formula="of:=[.Q33]*2^8+[.R33]" office:value-type="float" office:value="840" calcext:value-type="float">
            <text:p>840</text:p>
          </table:table-cell>
          <table:table-cell table:formula="of:=LOG([.S33])" office:value-type="float" office:value="2.92427928606188" calcext:value-type="float">
            <text:p>2,9242792861</text:p>
          </table:table-cell>
          <table:table-cell table:number-columns-repeated="3"/>
          <table:table-cell table:formula="of:=[.V33]*2^8+[.W33]" office:value-type="float" office:value="0" calcext:value-type="float">
            <text:p>0</text:p>
          </table:table-cell>
          <table:table-cell table:formula="of:=LOG([.X33])" office:value-type="string" office:string-value="" calcext:value-type="error">
            <text:p>Fejl:5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a" fo:country="DK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00-00-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15:47:23.562000000</meta:creation-date>
    <dc:date>2015-06-10T16:50:13.051000000</dc:date>
    <meta:editing-duration>PT16M45S</meta:editing-duration>
    <meta:editing-cycles>2</meta:editing-cycles>
    <meta:generator>LibreOffice/4.3.1.2$Windows_x86 LibreOffice_project/958349dc3b25111dbca392fbc281a05559ef6848</meta:generator>
    <meta:document-statistic meta:table-count="1" meta:cell-count="54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631cm" svg:y="4.203cm" style:legend-expansion="high" chart:style-name="ch2"/>
        <chart:plot-area chart:style-name="ch3" table:cell-range-address="Ark1.G3:Ark1.G33" svg:x="0.32cm" svg:y="0.18cm" svg:width="12.991cm" svg:height="8.645cm">
          <chartooo:coordinate-region svg:x="1.312cm" svg:y="0.379cm" svg:width="11.812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G3:Ark1.G33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3">
                <text:p>363</text:p>
                <draw:g>
                  <svg:desc>Ark1.G3:Ark1.G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2cm" svg:height="5.366cm" xlink:href=".." xlink:type="simple" chart:class="chart:scatter" chart:style-name="ch1">
        <chart:legend chart:legend-position="end" svg:x="6.857cm" svg:y="2.384cm" style:legend-expansion="high" chart:style-name="ch2"/>
        <chart:plot-area chart:style-name="ch3" table:cell-range-address="Ark1.K3:Ark1.K33" svg:x="0.184cm" svg:y="0.107cm" svg:width="6.489cm" svg:height="5.152cm">
          <chartooo:coordinate-region svg:x="1.176cm" svg:y="0.306cm" svg:width="5.31cm" svg:height="4.30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K3:Ark1.K33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8">
                <text:p>358</text:p>
                <draw:g>
                  <svg:desc>Ark1.K3:Ark1.K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76">
                <text:p>1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094cm" svg:height="6.243cm" xlink:href=".." xlink:type="simple" chart:class="chart:scatter" chart:style-name="ch1">
        <chart:legend chart:legend-position="end" svg:x="8.725cm" svg:y="2.822cm" style:legend-expansion="high" chart:style-name="ch2"/>
        <chart:plot-area chart:style-name="ch3" table:cell-range-address="Ark1.O3:Ark1.O33" svg:x="0.037cm" svg:y="-0.2cm" svg:width="9.367cm" svg:height="6.249cm">
          <chartooo:coordinate-region svg:x="1.029cm" svg:y="-0.001cm" svg:width="8.188cm" svg:height="5.4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O3:Ark1.O33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67">
                <text:p>1067</text:p>
                <draw:g>
                  <svg:desc>Ark1.O3:Ark1.O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69">
                <text:p>1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scatter" chart:style-name="ch1">
        <chart:legend chart:legend-position="end" svg:x="13.658cm" svg:y="4.204cm" style:legend-expansion="high" chart:style-name="ch2"/>
        <chart:plot-area chart:style-name="ch3" table:cell-range-address="Ark1.S3:Ark1.S33" svg:x="0.32cm" svg:y="0.18cm" svg:width="13.018cm" svg:height="8.646cm">
          <chartooo:coordinate-region svg:x="1.312cm" svg:y="0.379cm" svg:width="11.83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S3:Ark1.S33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6">
                <text:p>546</text:p>
                <draw:g>
                  <svg:desc>Ark1.S3:Ark1.S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40">
                <text:p>84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3.71cm" svg:y="4.203cm" style:legend-expansion="high" chart:style-name="ch2"/>
        <chart:plot-area chart:style-name="ch3" table:cell-range-address="Ark1.T3:Ark1.T33" svg:x="0.32cm" svg:y="0.18cm" svg:width="13.07cm" svg:height="8.645cm">
          <chartooo:coordinate-region svg:x="1.047cm" svg:y="0.379cm" svg:width="12.156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k1.T3:Ark1.T33" chart:class="chart:scatter"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3719264270474">
                <text:p>2.73719264270474</text:p>
                <draw:g>
                  <svg:desc>Ark1.T3:Ark1.T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2916478969277">
                <text:p>2.72916478969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3639650227664">
                <text:p>2.73639650227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0071707828238">
                <text:p>2.800717078282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97680833733807">
                <text:p>2.976808337338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89320675305985">
                <text:p>2.89320675305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91115760873998">
                <text:p>2.91115760873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8394780473742">
                <text:p>2.83947804737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6153441085904">
                <text:p>2.86153441085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6746748785905">
                <text:p>2.867467487859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80002935924413">
                <text:p>2.80002935924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4933485871214">
                <text:p>2.649334858712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394780473742">
                <text:p>2.83947804737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8750612633917">
                <text:p>2.87506126339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8330122870355">
                <text:p>2.283301228703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38916608436453">
                <text:p>2.38916608436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3798732633343">
                <text:p>2.73798732633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1023251799508">
                <text:p>2.810232517995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80482067872116">
                <text:p>2.804820678721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6864443839483">
                <text:p>2.868644438394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87563993700417">
                <text:p>2.875639937004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86451108105839">
                <text:p>2.8645110810583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86923171973098">
                <text:p>2.869231719730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07224989761351">
                <text:p>3.07224989761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81291335664286">
                <text:p>2.81291335664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0753502806885">
                <text:p>2.807535028068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64738297011462">
                <text:p>2.64738297011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1222205653242">
                <text:p>2.912222056532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2427928606188">
                <text:p>2.924279286061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1.2$Windows_x86 LibreOffice_project/958349dc3b25111dbca392fbc281a05559ef684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